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igamiExample.OrigamiExampl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igamiExample.r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OrigamiExample.onSpringUpdat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igamiExample.onClick( View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igamiExample.handleClick( View vie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rigamiExample.OrigamiExample( Context context , AttributeSet attrs , int def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OrigamiExample.onGlobalLay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igamiExample.OrigamiExample( Context context , AttributeSet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